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  ">
								<text:span text:style-name="proj-title">
								Rōblox Freedom Distribution</text:span>
							</text:a>is a streamlined culmination of research to allow users to host and join Rōblox servers in a local- or wide-area network.  </text:p>
            <text:list text:style-name="proj-list" text:continue-numbering="true">
              <text:list-item>
                <text:p text:style-name="proj-desc">Developed a Python bootstrapper for clients and servers, enhancing data connectivity and integration.  </text:p>
              </text:list-item>
              <text:list-item>
                <text:p text:style-name="proj-desc">Collaborated with a cross-functional team to improve functionality through code reviews and feature development.  </text:p>
              </text:list-item>
              <text:list-item>
                <text:p text:style-name="proj-desc">Conducted compliance audits to ensure fair-use practices, aligning with data governance standards.  </text:p>
              </text:list-item>
            </text:list>
          </table:table-cell>
          <table:table-cell table:style-name="date-cell">
            <text:p text:style-name="date">2023-07 / current  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  ">
								<text:span text:style-name="proj-title">
								Bring Back Buffets  </text:span>
							</text:a>was a mobile web app written in JavaScript aimed at reviving buffets that had to close due to Covid. This project's user-interaction model drew inspiration from how Korean barbecue establishments operate.  </text:p>
            <text:list text:style-name="proj-list" text:continue-numbering="true">
              <text:list-item>
                <text:p text:style-name="proj-desc">Engineered user interfaces for customers, cashiers, and kitchen staff, focusing on user experience and data flow.  </text:p>
              </text:list-item>
              <text:list-item>
                <text:p text:style-name="proj-desc">Streamlined the Covid dining experience with mobile-device ordering, enhancing customer satisfaction metrics.  </text:p>
              </text:list-item>
              <text:list-item>
                <text:p text:style-name="proj-desc">Developed a cashier system for efficient order tracking, utilizing data analytics for operational improvements.  </text:p>
              </text:list-item>
            </text:list>
          </table:table-cell>
          <table:table-cell table:style-name="date-cell">
            <text:p text:style-name="date">2021-03 / 2021-04  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  ">
								<text:span text:style-name="proj-title">
								GoAnimate Wrapper  </text:span>
							</text:a>is a locally-hosted project with product features to interop with Vyond's Legacy Video Maker. With a team of community experts, Wrapper became my most significant production-level full-stack web infrastructure project.  </text:p>
            <text:list text:style-name="proj-list" text:continue-numbering="true">
              <text:list-item>
                <text:p text:style-name="proj-desc">Created and scaled a modern Node.JS interface, replicating back-end functionalities and improving data processing efficiency.  </text:p>
              </text:list-item>
              <text:list-item>
                <text:p text:style-name="proj-desc">Analyzed legacy ActionScript code to enhance data interoperability and user engagement.  </text:p>
              </text:list-item>
              <text:list-item>
                <text:p text:style-name="proj-desc">Delivered hundreds of engaging video experiences, utilizing data insights to drive content creation strategies.  </text:p>
              </text:list-item>
            </text:list>
          </table:table-cell>
          <table:table-cell table:style-name="date-cell">
            <text:p text:style-name="date">2019-12 / 2020-11  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  ">
								<text:span text:style-name="proj-title">
								Rōblox Script Executor  </text:span>
							</text:a>was a command-line interface facilitating script execution on Rōblox.  </text:p>
            <text:list text:style-name="proj-list" text:continue-numbering="true">
              <text:list-item>
                <text:p text:style-name="proj-desc">Constructed custom syntax for script execution in Luau, improving user interaction with data-driven scripts.  </text:p>
              </text:list-item>
              <text:list-item>
                <text:p text:style-name="proj-desc">Introduced per-script parameterization for user ease, enhancing the overall user experience.  </text:p>
              </text:list-item>
              <text:list-item>
                <text:p text:style-name="proj-desc">Created a repository of 142 predefined scripts, incorporating documentation for data usage best practices.  </text:p>
              </text:list-item>
            </text:list>
          </table:table-cell>
          <table:table-cell table:style-name="date-cell">
            <text:p text:style-name="date">2022-07 / 2023-05  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  ">
								<text:span text:style-name="proj-title">
								Tubeup  </text:span>
							</text:a>is a project I reviewed and contributed code to re-upload videos from my YouTube channel to the Internet Archive.  </text:p>
            <text:list text:style-name="proj-list" text:continue-numbering="true">
              <text:list-item>
                <text:p text:style-name="proj-desc">Addressed bugs within a payload of 234 YouTube videos, applying data analysis to identify and resolve issues.  </text:p>
              </text:list-item>
              <text:list-item>
                <text:p text:style-name="proj-desc">Implemented fixes on GitHub to account for deleted assets, ensuring data integrity and availability.  </text:p>
              </text:list-item>
              <text:list-item>
                <text:p text:style-name="proj-desc">Utilized yt-dlp's Python interface to streamline data retrieval processes.  </text:p>
              </text:list-item>
            </text:list>
          </table:table-cell>
          <table:table-cell table:style-name="date-cell">
            <text:p text:style-name="date">2023-08  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  ">
								<text:span text:style-name="proj-title">
								Screwdja-YuJa  </text:span>
							</text:a>addressed a severe vulnerability in YuJa's API that I identified and reported.  </text:p>
            <text:list text:style-name="proj-list" text:continue-numbering="true">
              <text:list-item>
                <text:p text:style-name="proj-desc">Led the effort to release a major security patch within 48 hours, demonstrating problem-solving and technical skills.  </text:p>
              </text:list-item>
              <text:list-item>
                <text:p text:style-name="proj-desc">Analyzed saved videos and metadata, ensuring data security and compliance with best practices.  </text:p>
              </text:list-item>
            </text:list>
          </table:table-cell>
          <table:table-cell table:style-name="date-cell">
            <text:p text:style-name="date">2022-12  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  ">
								<text:span text:style-name="proj-title">
								Time is Musical  </text:span>
							</text:a>is a musical adaptation of the WWV time station.  </text:p>
            <text:list text:style-name="proj-list" text:continue-numbering="true">
              <text:list-item>
                <text:p text:style-name="proj-desc">Streamed live on YouTube using FFmpeg's lavfi filter, applying data analysis to optimize streaming parameters.  </text:p>
              </text:list-item>
              <text:list-item>
                <text:p text:style-name="proj-desc">Mastered, mixed, and reproduced a composition of five tracks, utilizing data-driven techniques for sound quality enhancement.  </text:p>
              </text:list-item>
              <text:list-item>
                <text:p text:style-name="proj-desc">Developed an algorithm to uniquely select playing loops per minute, showcasing advanced data manipulation skills.  </text:p>
              </text:list-item>
            </text:list>
          </table:table-cell>
          <table:table-cell table:style-name="date-cell">
            <text:p text:style-name="date">2021-05 / 2022-02  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  ">
								<text:span text:style-name="proj-title">
								Webhooky  </text:span>
							</text:a>was a lightweight, database-driven webhook proxy for Rōblox games interacting with Discord's webhook API.  </text:p>
            <text:list text:style-name="proj-list" text:continue-numbering="true">
              <text:list-item>
                <text:p text:style-name="proj-desc">Utilized PHP, SQL (MySQL), and PHPMyAdmin to process and store request logs, enhancing data management capabilities.  </text:p>
              </text:list-item>
              <text:list-item>
                <text:p text:style-name="proj-desc">Empowered over 200 game developers to transfer data to Discord, demonstrating the impact of data integration solutions.  </text:p>
              </text:list-item>
              <text:list-item>
                <text:p text:style-name="proj-desc">Monitored and tracked infrastructure usage stats on cPanel, applying data analytics for performance optimization.  </text:p>
              </text:list-item>
            </text:list>
          </table:table-cell>
          <table:table-cell table:style-name="date-cell">
            <text:p text:style-name="date">2018-02 / 2019-09  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  ">
								<text:span text:style-name="proj-title">
								Rōblox Custom Catalogue  </text:span>
							</text:a>was a prospective Free marketplace licensed under GNU GPL.  </text:p>
            <text:list text:style-name="proj-list" text:continue-numbering="true">
              <text:list-item>
                <text:p text:style-name="proj-desc">Designed a user interface using Rōblox Studio, focusing on data presentation and user engagement.  </text:p>
              </text:list-item>
              <text:list-item>
                <text:p text:style-name="proj-desc">Enabled users to sell hats,</text:p>
              </text:list-item>
            </text:list>
          </table:table-cell>
          <table:table-cell table:style-name="date-cell">
            <text:p text:style-name="date">2021-06 / 2022-05  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1-21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